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ae6" officeooo:paragraph-rsid="00008ae6"/>
    </style:style>
    <style:style style:name="P2" style:family="paragraph" style:parent-style-name="Standard">
      <style:text-properties officeooo:rsid="0001788b" officeooo:paragraph-rsid="0001788b"/>
    </style:style>
    <style:style style:name="P3" style:family="paragraph" style:parent-style-name="Standard">
      <style:text-properties officeooo:rsid="0001788b" officeooo:paragraph-rsid="0001788b"/>
    </style:style>
    <style:style style:name="P4" style:family="paragraph" style:parent-style-name="Standard">
      <style:text-properties officeooo:rsid="0002af73" officeooo:paragraph-rsid="0002af73"/>
    </style:style>
    <style:style style:name="T1" style:family="text">
      <style:text-properties officeooo:rsid="0002a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objetivo de este repositorio es colocar material que en un futuro puede ser de utilidad en temas futuros y que fue descartado por alguna razón. </text:p>
      <text:p text:style-name="P1">Aquí incluimos programas y algún otro tipos de recurso que potencialmente se pueda utilizar en diversos tópicos.</text:p>
      <text:p text:style-name="P1"/>
      <text:p text:style-name="P2">Terminadores de archivo usados para texto:</text:p>
      <text:p text:style-name="P2">ODF: Libre <text:span text:style-name="T1">Office</text:span> <text:span text:style-name="T1">Writer o Libre Office Impress</text:span></text:p>
      <text:p text:style-name="P4">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3T09:27:56.715000000</meta:creation-date>
    <dc:date>2025-07-23T09:43:19.536000000</dc:date>
    <meta:editing-duration>PT14M21S</meta:editing-duration>
    <meta:editing-cycles>3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5" meta:word-count="58" meta:character-count="351" meta:non-whitespace-character-count="297"/>
  </office:meta>
</office:document-meta>
</file>